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02a34" officeooo:paragraph-rsid="00102a34"/>
    </style:style>
    <style:style style:name="P2" style:family="paragraph" style:parent-style-name="Standard">
      <style:paragraph-properties fo:text-align="center" style:justify-single-word="false"/>
      <style:text-properties fo:color="#dc0000" loext:opacity="100%" fo:font-size="16pt" officeooo:rsid="00102a34" officeooo:paragraph-rsid="00102a34" style:font-size-asian="14pt" style:font-size-complex="16pt"/>
    </style:style>
    <style:style style:name="P3" style:family="paragraph" style:parent-style-name="Standard">
      <style:paragraph-properties fo:line-height="150%" fo:text-align="start" style:justify-single-word="false"/>
      <style:text-properties fo:color="#dc0000" loext:opacity="100%" fo:font-size="12pt" officeooo:rsid="00102a34" officeooo:paragraph-rsid="00155b0f" style:font-size-asian="10.5pt" style:font-size-complex="12pt"/>
    </style:style>
    <style:style style:name="P4" style:family="paragraph" style:parent-style-name="Standard">
      <style:paragraph-properties fo:line-height="150%" fo:text-align="start" style:justify-single-word="false"/>
      <style:text-properties fo:color="#dc0000" loext:opacity="100%" fo:font-size="14pt" officeooo:rsid="00143b75" officeooo:paragraph-rsid="00143b75" style:font-size-asian="14pt" style:font-size-complex="14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115d19"/>
    </style:style>
    <style:style style:name="T3" style:family="text">
      <style:text-properties fo:color="#000000" loext:opacity="100%" officeooo:rsid="0012c192"/>
    </style:style>
    <style:style style:name="T4" style:family="text">
      <style:text-properties fo:color="#000000" loext:opacity="100%" officeooo:rsid="00143b75"/>
    </style:style>
    <style:style style:name="T5" style:family="text">
      <style:text-properties fo:color="#000000" loext:opacity="100%" fo:font-size="14pt" style:font-size-asian="14pt" style:font-size-complex="14pt"/>
    </style:style>
    <style:style style:name="T6" style:family="text">
      <style:text-properties fo:color="#000000" loext:opacity="100%" fo:font-size="14pt" officeooo:rsid="0012c192" style:font-size-asian="14pt" style:font-size-complex="14pt"/>
    </style:style>
    <style:style style:name="T7" style:family="text">
      <style:text-properties fo:color="#000000" loext:opacity="100%" fo:font-size="14pt" officeooo:rsid="00143b75" style:font-size-asian="14pt" style:font-size-complex="14pt"/>
    </style:style>
    <style:style style:name="T8" style:family="text">
      <style:text-properties fo:color="#000000" loext:opacity="100%" fo:font-size="14pt" officeooo:rsid="00115d19" style:font-size-asian="14pt" style:font-size-complex="14pt"/>
    </style:style>
    <style:style style:name="T9" style:family="text">
      <style:text-properties fo:color="#000000" loext:opacity="100%" fo:font-size="14pt" officeooo:rsid="00155b0f" style:font-size-asian="14pt" style:font-size-complex="14pt"/>
    </style:style>
    <style:style style:name="T10" style:family="text">
      <style:text-properties fo:color="#000000" loext:opacity="100%" fo:font-size="14pt" officeooo:rsid="00170404" style:font-size-asian="14pt" style:font-size-complex="14pt"/>
    </style:style>
    <style:style style:name="T11" style:family="text">
      <style:text-properties fo:color="#000000" loext:opacity="100%" officeooo:rsid="00155b0f"/>
    </style:style>
    <style:style style:name="T12" style:family="text">
      <style:text-properties fo:color="#000000" loext:opacity="100%" officeooo:rsid="00170404"/>
    </style:style>
    <style:style style:name="T13" style:family="text">
      <style:text-properties officeooo:rsid="00155b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ésumé : Hannah ARENDT</text:p>
      <text:p text:style-name="P2"/>
      <text:p text:style-name="P3"><text:tab/><text:span text:style-name="T5">Dans les sociétés modernes la frontière entre le privé et le public devient imprécise car nous </text:span><text:span text:style-name="T6">percevons</text:span><text:span text:style-name="T5"> l’État comme un tuteur responsable </text:span><text:span text:style-name="T6">d’une partie de notre vie privée</text:span><text:span text:style-name="T5">. Cela </text:span><text:span text:style-name="T6">eut été absurde dans dans l’antiquité car la polis n’influait que sur l’espace public et non sur la famille, </text:span><text:span text:style-name="T7">clairement distincte</text:span><text:span text:style-name="T5">. </text:span><text:span text:style-name="T8">Cette opposition était nécessaire car elle permettait à l’individu de s’affirmer en tant qu’être </text:span><text:span text:style-name="T7">à part entière</text:span></text:p>
      <text:p text:style-name="P3"><text:span text:style-name="T8">dans le domaine public. </text:span><text:span text:style-name="T10">[</text:span><text:span text:style-name="T9">Cette distinction exist</text:span><text:span text:style-name="T10">ait</text:span><text:span text:style-name="T9"> car</text:span><text:span text:style-name="T10">]</text:span><text:span text:style-name="T9"> la</text:span><text:span text:style-name="T8"> famille est engendrée par la nécessité des besoins naturels tandis que la polis n’est pas formée par la contrainte, c’est donc le domaine de la liberté.</text:span></text:p>
      <text:p text:style-name="P4"><text:span text:style-name="T11">102</text:span><text:span text:style-name="T1"> mots </text:span><text:span text:style-name="T12">(la partie entre crochets serait retirée dans le cadre où il faudrait respecter strictement les 90 mots +/-10%)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2a34" officeooo:paragraph-rsid="00102a34"/>
    </style:style>
    <style:style style:name="MT1" style:family="text">
      <style:text-properties officeooo:rsid="00155b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CHRECK<text:tab/><text:tab/><text:span text:style-name="MT1">MP2I</text:span></text:p>
        <text:p text:style-name="MP1">Corentin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19T09:24:51.314000000</meta:creation-date>
    <dc:date>2025-03-19T10:11:13.208000000</dc:date>
    <meta:editing-duration>PT14M49S</meta:editing-duration>
    <meta:editing-cycles>3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6" meta:word-count="129" meta:character-count="798" meta:non-whitespace-character-count="672"/>
  </office:meta>
</office:document-meta>
</file>